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13in" style:rel-column-width="1485*"/>
    </style:style>
    <style:style style:name="Table1.B" style:family="table-column">
      <style:table-column-properties style:column-width="1.4479in" style:rel-column-width="2085*"/>
    </style:style>
    <style:style style:name="Table1.C" style:family="table-column">
      <style:table-column-properties style:column-width="1.5938in" style:rel-column-width="2295*"/>
    </style:style>
    <style:style style:name="Table1.D" style:family="table-column">
      <style:table-column-properties style:column-width="1.4667in" style:rel-column-width="2112*"/>
    </style:style>
    <style:style style:name="Table1.E" style:family="table-column">
      <style:table-column-properties style:column-width="1.3875in" style:rel-column-width="199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2" style:family="table-row">
      <style:table-row-properties style:min-row-height="0.3097in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1" style:family="table-row">
      <style:table-row-properties style:min-row-height="0.3097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875in" style:rel-column-width="1260*"/>
    </style:style>
    <style:style style:name="Table3.B" style:family="table-column">
      <style:table-column-properties style:column-width="1.3125in" style:rel-column-width="1890*"/>
    </style:style>
    <style:style style:name="Table3.C" style:family="table-column">
      <style:table-column-properties style:column-width="1.275in" style:rel-column-width="1836*"/>
    </style:style>
    <style:style style:name="Table3.D" style:family="table-column">
      <style:table-column-properties style:column-width="1.1542in" style:rel-column-width="1662*"/>
    </style:style>
    <style:style style:name="Table3.F" style:family="table-column">
      <style:table-column-properties style:column-width="1.1563in" style:rel-column-width="1665*"/>
    </style:style>
    <style:style style:name="Table3.1" style:family="table-row">
      <style:table-row-properties style:min-row-height="0.3201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ize="13pt" fo:font-style="normal" style:font-size-asian="13pt" style:font-style-asian="normal" style:font-size-complex="13pt" style:font-style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3" style:data-style-name="N0">13</text:variable-set>: Using the Periodic Table</text:p>
      <text:p text:style-name="P1"/>
      <text:p text:style-name="P2">1. Find the following elements. <text:s/>List the symbol, number of protons, neutrons, and electrons. <text:s/>Assume that all atoms are electrically neutral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Symbol</text:p>
          </table:table-cell>
          <table:table-cell table:style-name="Table1.A1" office:value-type="string">
            <text:p text:style-name="P6">Protons</text:p>
          </table:table-cell>
          <table:table-cell table:style-name="Table1.A1" office:value-type="string">
            <text:p text:style-name="P6">Neutrons</text:p>
          </table:table-cell>
          <table:table-cell table:style-name="Table1.E1" office:value-type="string">
            <text:p text:style-name="P6">Electrons</text:p>
          </table:table-cell>
        </table:table-row>
        <table:table-row table:style-name="Table1.2">
          <table:table-cell table:style-name="Table1.A2" office:value-type="string">
            <text:p text:style-name="P6">Sodium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>Chlori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>Carbo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>Fluori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>Nitrog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>Potassium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>Boro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>Berylium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>Neo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2"/>
      <text:p text:style-name="P2"/>
      <text:p text:style-name="P2">2. How many protons and electrons will be present in the following Ions?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6">Symbol of Ion</text:p>
          </table:table-cell>
          <table:table-cell table:style-name="Table2.A1" office:value-type="string">
            <text:p text:style-name="P6">Element Name</text:p>
          </table:table-cell>
          <table:table-cell table:style-name="Table2.A1" office:value-type="string">
            <text:p text:style-name="P6">Protons</text:p>
          </table:table-cell>
          <table:table-cell table:style-name="Table2.D1" office:value-type="string">
            <text:p text:style-name="P6">Electrons</text:p>
          </table:table-cell>
        </table:table-row>
        <table:table-row table:style-name="Table2.1">
          <table:table-cell table:style-name="Table2.A2" office:value-type="string">
            <text:p text:style-name="P3">O<text:span text:style-name="T2">2-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Li<text:span text:style-name="T2">+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3">Ca<text:span text:style-name="T2">2+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3">Al<text:span text:style-name="T2">3+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3">N<text:span text:style-name="T2">3-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3">C<text:span text:style-name="T2">4+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3">Si<text:span text:style-name="T2">4-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Kr<text:span text:style-name="T2">+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S<text:span text:style-name="T2">2-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P<text:span text:style-name="T2">3-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Ge<text:span text:style-name="T2">4+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</table:table>
      <text:p text:style-name="P2"/>
      <text:p text:style-name="P2"><text:soft-page-break/>3. Use the periodic table to complete the following table (assume all atoms are neutral).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3.1">
          <table:table-cell table:style-name="Table3.A1" office:value-type="string">
            <text:p text:style-name="P5">Atomic Number</text:p>
          </table:table-cell>
          <table:table-cell table:style-name="Table3.A1" office:value-type="string">
            <text:p text:style-name="P5">Atomic Symbol</text:p>
          </table:table-cell>
          <table:table-cell table:style-name="Table3.A1" office:value-type="string">
            <text:p text:style-name="P5"># of Electrons</text:p>
          </table:table-cell>
          <table:table-cell table:style-name="Table3.A1" office:value-type="string">
            <text:p text:style-name="P5"># of Electron Shells</text:p>
          </table:table-cell>
          <table:table-cell table:style-name="Table3.A1" office:value-type="string">
            <text:p text:style-name="P5"># of Valence Electrons</text:p>
          </table:table-cell>
          <table:table-cell table:style-name="Table3.F1" office:value-type="string">
            <text:p text:style-name="P5">Oxidation Number</text:p>
          </table:table-cell>
        </table:table-row>
        <table:table-row table:style-name="Table3.1">
          <table:table-cell table:style-name="Table3.A2" office:value-type="string">
            <text:p text:style-name="P5">16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7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7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5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6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8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9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4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3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20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56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9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3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5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38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2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88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2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4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11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0-14T19:01:21.16" text:fixed="true">10/14/08</text:date></text:p>
      </style:header>
      <style:footer>
        <text:p text:style-name="Footer">1<text:span text:style-name="T2">st</text:span> 9 Weeks<text:tab/><text:page-number text:select-page="current">1</text:page-number>/<text:page-count>2</text:page-count><text:tab/>Assignment <text:variable-get text:name="assignmentnumber" office:value-type="float" style:data-style-name="N0">1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10-14T19:01:21</meta:creation-date>
    <dc:creator>Jonas Williamson</dc:creator>
    <dc:date>2008-10-14T19:23:56</dc:date>
    <meta:editing-cycles>4</meta:editing-cycles>
    <meta:editing-duration>PT22M4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64" meta:word-count="128" meta:character-count="698"/>
  </office:meta>
</office:document-meta>
</file>